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9" style:family="table-column">
      <style:table-column-properties style:column-width="2.5361in"/>
    </style:style>
    <style:style style:name="TableColumn10" style:family="table-column">
      <style:table-column-properties style:column-width="1.3784in"/>
    </style:style>
    <style:style style:name="TableColumn11" style:family="table-column">
      <style:table-column-properties style:column-width="3.7354in"/>
    </style:style>
    <style:style style:name="Table8" style:family="table">
      <style:table-properties style:width="7.65in" style:rel-width="100%" fo:margin-left="0in" table:align="center"/>
    </style:style>
    <style:style style:name="TableRow12" style:family="table-row">
      <style:table-row-properties style:min-row-height="0.552in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Cell14" style:family="table-cell">
      <style:table-cell-properties fo:border="none" fo:padding-top="0in" fo:padding-left="0.075in" fo:padding-bottom="0in" fo:padding-right="0.075in"/>
    </style:style>
    <style:style style:name="P15" style:parent-style-name="Heading1" style:family="paragraph">
      <style:text-properties fo:font-weight="normal" style:font-weight-asian="normal"/>
    </style:style>
    <style:style style:name="TableRow16" style:family="table-row">
      <style:table-row-properties style:min-row-height="0.1715in"/>
    </style:style>
    <style:style style:name="TableCell17" style:family="table-cell">
      <style:table-cell-properties fo:border="none" style:vertical-align="bottom" fo:padding-top="0in" fo:padding-left="0.075in" fo:padding-bottom="0in" fo:padding-right="0.075in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="none" style:vertical-align="bottom" fo:padding-top="0in" fo:padding-left="0.0069in" fo:padding-bottom="0in" fo:padding-right="0.0069in"/>
    </style:style>
    <style:style style:name="TableRow20" style:family="table-row">
      <style:table-row-properties style:min-row-height="0.1097in"/>
    </style:style>
    <style:style style:name="TableCell21" style:family="table-cell">
      <style:table-cell-properties fo:border="none" style:vertical-align="bottom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/>
    </style:style>
    <style:style style:name="TableCell23" style:family="table-cell">
      <style:table-cell-properties fo:border="none" style:vertical-align="bottom" fo:padding-top="0in" fo:padding-left="0.0069in" fo:padding-bottom="0in" fo:padding-right="0.0069in"/>
    </style:style>
    <style:style style:name="TableColumn25" style:family="table-column">
      <style:table-column-properties style:column-width="0.5395in" style:use-optimal-column-width="false"/>
    </style:style>
    <style:style style:name="TableColumn26" style:family="table-column">
      <style:table-column-properties style:column-width="2.2638in" style:use-optimal-column-width="false"/>
    </style:style>
    <style:style style:name="TableColumn27" style:family="table-column">
      <style:table-column-properties style:column-width="2.2423in" style:use-optimal-column-width="false"/>
    </style:style>
    <style:style style:name="TableColumn28" style:family="table-column">
      <style:table-column-properties style:column-width="0.7034in" style:use-optimal-column-width="false"/>
    </style:style>
    <style:style style:name="TableColumn29" style:family="table-column">
      <style:table-column-properties style:column-width="0.5868in" style:use-optimal-column-width="false"/>
    </style:style>
    <style:style style:name="TableColumn30" style:family="table-column">
      <style:table-column-properties style:column-width="0.5791in" style:use-optimal-column-width="false"/>
    </style:style>
    <style:style style:name="TableColumn31" style:family="table-column">
      <style:table-column-properties style:column-width="0.7347in" style:use-optimal-column-width="false"/>
    </style:style>
    <style:style style:name="Table24" style:family="table">
      <style:table-properties style:width="7.65in" style:rel-width="100%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/>
    </style:style>
    <style:style style:name="TableCell35" style:family="table-cell">
      <style:table-cell-properties fo:border="0.0069in solid #000000" fo:padding-top="0in" fo:padding-left="0.0069in" fo:padding-bottom="0in" fo:padding-right="0.0069in"/>
    </style:style>
    <style:style style:name="P36" style:parent-style-name="Normal" style:family="paragraph">
      <style:text-properties fo:font-weight="bold" style:font-weight-asian="bold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text-align="end"/>
      <style:text-properties fo:font-weight="bold" style:font-weight-asian="bold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text-align="end"/>
      <style:text-properties fo:font-weight="bold" style:font-weight-asian="bold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end"/>
      <style:text-properties fo:font-weight="bold" style:font-weight-asian="bold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end"/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text-properties fo:font-size="7.5pt" style:font-size-asian="7.5pt" style:font-size-complex="7.5pt"/>
    </style:style>
    <style:style style:name="TableCell50" style:family="table-cell">
      <style:table-cell-properties fo:border="0.0069in solid #000000" fo:padding-top="0in" fo:padding-left="0.0069in" fo:padding-bottom="0in" fo:padding-right="0.0069in"/>
    </style:style>
    <style:style style:name="P51" style:parent-style-name="Normal" style:family="paragraph">
      <style:text-properties fo:font-size="7.5pt" style:font-size-asian="7.5pt" style:font-size-complex="7.5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text-properties fo:font-size="7.5pt" style:font-size-asian="7.5pt" style:font-size-complex="7.5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 fo:font-size="9pt" style:font-size-asian="9pt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end"/>
      <style:text-properties fo:font-weight="bold" style:font-weight-asian="bold" fo:font-size="9pt" style:font-size-asian="9pt"/>
    </style:style>
    <style:style style:name="P67" style:parent-style-name="Normal" style:family="paragraph">
      <style:paragraph-properties fo:text-align="end"/>
      <style:text-properties fo:font-weight="bold" style:font-weight-asian="bold" fo:font-size="9pt" style:font-size-asian="9pt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3">
            <text:p text:style-name="Companyname">34F Design Inc.</text:p>
            <text:p text:style-name="Normal">814 Baker Dr.</text:p>
            <text:p text:style-name="Normal">Coquitlam, BC, V3J 6W7</text:p>
            <text:p text:style-name="Normal">
                     Phone 604-314-7197
                     <text:s text:c="7"/>
                  </text:p>
          </table:table-cell>
          <table:table-cell table:style-name="TableCell14" table:number-columns-spanned="2">
            <text:h text:style-name="P15" text:outline-level="1">DISBURSEMENTS</text:h>
          </table:table-cell>
          <table:covered-table-cell/>
        </table:table-row>
        <table:table-row table:style-name="TableRow16">
          <table:covered-table-cell>
            <text:h text:style-name="Heading2" text:outline-level="2"/>
          </table:covered-table-cell>
          <table:table-cell table:style-name="TableCell17">
            <text:p text:style-name="RightAligned">
                     <text:span text:style-name="T18">PROJECT NAME(S):</text:span>
                     <text:s text:c="9"/>
                  </text:p>
          </table:table-cell>
          <table:table-cell table:style-name="TableCell19">
            <text:p text:style-name="RightAligned">[var.project]</text:p>
          </table:table-cell>
        </table:table-row>
        <table:table-row table:style-name="TableRow20">
          <table:covered-table-cell>
            <text:h text:style-name="Heading2" text:outline-level="2"/>
          </table:covered-table-cell>
          <table:table-cell table:style-name="TableCell21">
            <text:p text:style-name="RightAligned">
                     <text:span text:style-name="T22">Date:</text:span>
                     <text:s text:c="9"/>
                  </text:p>
          </table:table-cell>
          <table:table-cell table:style-name="TableCell23">
            <text:p text:style-name="RightAligned">[var.endDate]</text:p>
          </table:table-cell>
        </table:table-row>
      </table:table>
      <text:p text:style-name="Normal"/>
      <table:table table:style-name="Table24">
            <table:table-columns>
               <table:table-column table:style-name="TableColumn25"/>
               <table:table-column table:style-name="TableColumn26"/>
               <table:table-column table:style-name="TableColumn27"/>
               <table:table-column table:style-name="TableColumn28"/>
               <table:table-column table:style-name="TableColumn29"/>
               <table:table-column table:style-name="TableColumn30"/>
               <table:table-column table:style-name="TableColumn31"/>
            </table:table-columns>
            <table:table-row table:style-name="TableRow32">
               <table:table-cell table:style-name="TableCell33">
                  <text:p text:style-name="P34">Date</text:p>
               </table:table-cell>
               <table:table-cell table:style-name="TableCell35">
                  <text:p text:style-name="P36">Project Name</text:p>
               </table:table-cell>
               <table:table-cell table:style-name="TableCell37">
                  <text:p text:style-name="P38">Expense Description</text:p>
               </table:table-cell>
               <table:table-cell table:style-name="TableCell39">
                  <text:p text:style-name="P40">Pre-tax</text:p>
               </table:table-cell>
               <table:table-cell table:style-name="TableCell41">
                  <text:p text:style-name="P42">GST</text:p>
               </table:table-cell>
               <table:table-cell table:style-name="TableCell43">
                  <text:p text:style-name="P44">PST</text:p>
               </table:table-cell>
               <table:table-cell table:style-name="TableCell45">
                  <text:p text:style-name="P46">
                     Total
                     <text:line-break/>
                  </text:p>
               </table:table-cell>
            </table:table-row>
						[eItem;block=begin]
            <table:table-row table:style-name="TableRow47">
               <table:table-cell table:style-name="TableCell48">
                  <text:p text:style-name="P49">[eItem.date]</text:p>
               </table:table-cell>
               <table:table-cell table:style-name="TableCell50">
                  <text:p text:style-name="P51">[eItem.projectName]</text:p>
               </table:table-cell>
               <table:table-cell table:style-name="TableCell52">
                  <text:p text:style-name="P53">[eItem.description]</text:p>
               </table:table-cell>
               <table:table-cell table:style-name="TableCell54">
                  <text:p text:style-name="P55">[eItem.pretax_value]</text:p>
               </table:table-cell>
               <table:table-cell table:style-name="TableCell56">
                  <text:p text:style-name="P57">[eItem.gst_part]</text:p>
               </table:table-cell>
               <table:table-cell table:style-name="TableCell58">
                  <text:p text:style-name="P59">[eItem.pst_part]</text:p>
               </table:table-cell>
               <table:table-cell table:style-name="TableCell60">
                  <text:p text:style-name="P61">[eItem.value]</text:p>
               </table:table-cell>
            </table:table-row>
						[eItem;block=end]
            <table:table-row table:style-name="TableRow62">
               <table:table-cell table:style-name="TableCell63" table:number-columns-spanned="6">
                  <text:p text:style-name="P64">TOTAL</text:p>
               </table:table-cell>
               <table:covered-table-cell/>
               <table:covered-table-cell/>
               <table:covered-table-cell/>
               <table:covered-table-cell/>
               <table:covered-table-cell/>
               <table:table-cell table:style-name="TableCell65">
                  <text:p text:style-name="P66"/>
                  <text:p text:style-name="P67">[var.totalDisbursementsText]</text:p>
               </table:table-cell>
            </table:table-row>
   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end"/>
      <style:text-properties fo:font-weight="bold" style:font-weight-asian="bold" fo:color="#808080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text-properties fo:font-weight="bold" style:font-weight-asian="bold" fo:text-transform="uppercase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text-properties fo:font-style="italic" style:font-style-asian="italic" fo:hyphenate="false"/>
    </style:style>
    <style:style style:name="Normal" style:display-name="Normal" style:family="paragraph">
      <style:paragraph-properties fo:line-height="110%"/>
      <style:text-properties style:font-name="Tahoma" fo:letter-spacing="0.0027in" fo:font-size="8.5pt" style:font-size-asian="8.5pt" style:font-size-complex="9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-complex="Tahoma" fo:font-size="8pt" style:font-size-asian="8pt" style:font-size-complex="8pt" fo:hyphenate="false"/>
    </style:style>
    <style:style style:name="Companyname" style:display-name="Company name" style:family="paragraph" style:parent-style-name="Normal">
      <style:paragraph-properties fo:margin-top="0.0972in"/>
      <style:text-properties fo:font-weight="bold" style:font-weight-asian="bold" fo:font-size="12pt" style:font-size-asian="12pt" fo:hyphenate="false"/>
    </style:style>
    <style:style style:name="Columnheading" style:display-name="Column heading" style:family="paragraph" style:parent-style-name="Normal">
      <style:paragraph-properties fo:text-align="center"/>
      <style:text-properties fo:font-weight="bold" style:font-weight-asian="bold" fo:font-size="8pt" style:font-size-asian="8pt" fo:hyphenate="false"/>
    </style:style>
    <style:style style:name="RightAligned" style:display-name="Right Aligned" style:family="paragraph" style:parent-style-name="Normal">
      <style:paragraph-properties fo:text-align="end"/>
      <style:text-properties fo:text-transform="uppercase" fo:font-size="8pt" style:font-size-asian="8pt" style:font-size-complex="8pt" fo:hyphenate="false"/>
    </style:style>
    <style:style style:name="Thankyou" style:display-name="Thank you" style:family="paragraph" style:parent-style-name="Columnheading">
      <style:text-properties style:font-weight-complex="bold" fo:font-size="10pt" style:font-size-asian="10pt" fo:hyphenate="false"/>
    </style:style>
    <style:style style:name="Amount" style:display-name="Amount" style:family="paragraph" style:parent-style-name="Normal">
      <style:paragraph-properties fo:text-align="end"/>
      <style:text-properties style:font-size-complex="10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language="en" fo:country="CA" style:language-asian="en" style:country-asian="CA"/>
    </style:style>
    <style:style style:name="P4" style:parent-style-name="Header" style:family="paragraph">
      <style:paragraph-properties fo:text-align="end"/>
    </style:style>
    <style:style style:name="P5" style:parent-style-name="Header" style:family="paragraph">
      <style:paragraph-properties>
        <style:tab-stops>
          <style:tab-stop style:type="center" style:position="3.25in"/>
          <style:tab-stop style:type="left" style:position="3.4187in"/>
          <style:tab-stop style:type="right" style:position="6.5in"/>
        </style:tab-stops>
      </style:paragraph-properties>
    </style:style>
    <style:style style:name="P6" style:parent-style-name="Header" style:family="paragraph">
      <style:paragraph-properties>
        <style:tab-stops>
          <style:tab-stop style:type="center" style:position="3.25in"/>
          <style:tab-stop style:type="left" style:position="3.4187in"/>
          <style:tab-stop style:type="right" style:position="6.5in"/>
        </style:tab-stops>
      </style:paragraph-properties>
    </style:style>
    <style:style style:name="P7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1" text:anchor-type="paragraph" svg:x="5.5092in" svg:y="-0.27907in" svg:width="2.07219in" svg:height="0.89535in" style:rel-width="scale" style:rel-height="scale"><draw:image xlink:href="media/image1.jpeg" xlink:type="simple" xlink:show="embed" xlink:actuate="onLoad"/><svg:desc>_34FDesign_LOGO.jpg</svg:desc></draw:frame></text:span></text:p>
        <text:p text:style-name="P4"/>
        <text:p text:style-name="P5"><text:tab/><text:tab/></text:p>
        <text:p text:style-name="P6"><text:tab/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Zack</dc:creator>
    <meta:creation-date>2014-10-22T22:39:00Z</meta:creation-date>
    <dc:date>2014-10-23T17:11:00Z</dc:date>
    <meta:print-date>2014-02-12T04:29:00Z</meta:print-date>
    <meta:template xlink:href="Services%20invoice%20with%20hours%20and%20rate.dot" xlink:type="simple"/>
    <meta:editing-cycles>12</meta:editing-cycles>
    <meta:editing-duration>PT2820S</meta:editing-duration>
    <meta:user-defined meta:name="_TemplateID">TC062071081033</meta:user-defined>
    <meta:document-statistic meta:page-count="1" meta:paragraph-count="1" meta:word-count="58" meta:character-count="392" meta:row-count="2" meta:non-whitespace-character-count="335"/>
  </office:meta>
</office:document-meta>
</file>